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580000001FCE58C67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automatic-styles>
    <style:style style:name="StorageKitClasses" style:family="table">
      <style:table-properties style:width="6.2701in" fo:margin-left="0in" fo:margin-right="-0.0021in" table:align="margins"/>
    </style:style>
    <style:style style:name="StorageKitClasses.A" style:family="table-column">
      <style:table-column-properties style:column-width="1.1806in" style:rel-column-width="12339*"/>
    </style:style>
    <style:style style:name="StorageKitClasses.B" style:family="table-column">
      <style:table-column-properties style:column-width="5.0896in" style:rel-column-width="53196*"/>
    </style:style>
    <style:style style:name="StorageKitClasses.A1" style:family="table-cell">
      <style:table-cell-properties fo:padding="0.0382in" fo:border-left="0.0007in solid #000000" fo:border-right="none" fo:border-top="0.0007in solid #000000" fo:border-bottom="0.0007in solid #000000"/>
    </style:style>
    <style:style style:name="StorageKitClasses.B1" style:family="table-cell">
      <style:table-cell-properties fo:padding="0.0382in" fo:border="0.0007in solid #000000"/>
    </style:style>
    <style:style style:name="StorageKitClasses.A2" style:family="table-cell">
      <style:table-cell-properties fo:padding="0.0382in" fo:border-left="0.0007in solid #000000" fo:border-right="none" fo:border-top="none" fo:border-bottom="0.0007in solid #000000"/>
    </style:style>
    <style:style style:name="StorageKitClasses.B2" style:family="table-cell">
      <style:table-cell-properties fo:padding="0.0382in" fo:border-left="0.0007in solid #000000" fo:border-right="0.0007in solid #000000" fo:border-top="none" fo:border-bottom="0.0007in solid #000000"/>
    </style:style>
    <style:style style:name="StorageKitClasses.A4" style:family="table-cell">
      <style:table-cell-properties fo:padding="0.0382in" fo:border="none"/>
    </style:style>
    <style:style style:name="StorageKitClasses.5" style:family="table-row">
      <style:table-row-properties style:min-row-height="0.2125in"/>
    </style:style>
    <style:style style:name="StorageKitClasses.10" style:family="table-row">
      <style:table-row-properties style:keep-together="false" fo:keep-together="always"/>
    </style:style>
    <style:style style:name="P1" style:family="paragraph" style:parent-style-name="Standard">
      <style:paragraph-properties fo:text-align="center" style:justify-single-word="false" fo:break-before="page"/>
      <style:text-properties style:font-name="Bitstream Vera Sans" fo:font-size="22pt" style:font-size-asian="22pt" style:font-size-complex="22pt"/>
    </style:style>
    <style:style style:name="P2" style:family="paragraph" style:parent-style-name="Standard">
      <style:paragraph-properties fo:text-align="center" style:justify-single-word="false"/>
      <style:text-properties style:font-name="Bitstream Vera Sans" fo:font-size="22pt" style:font-size-asian="22pt" style:font-size-complex="22pt"/>
    </style:style>
    <style:style style:name="P3" style:family="paragraph" style:parent-style-name="Standard">
      <style:paragraph-properties fo:text-align="center" style:justify-single-word="false"/>
      <style:text-properties style:font-name="Bitstream Vera Sans" fo:font-size="16pt" style:font-size-asian="16pt" style:font-size-complex="16pt"/>
    </style:style>
    <style:style style:name="P4" style:family="paragraph" style:parent-style-name="Standard" style:master-page-name="">
      <style:paragraph-properties fo:orphans="0" fo:widows="0" style:page-number="auto"/>
    </style:style>
    <style:style style:name="P5" style:family="paragraph" style:parent-style-name="Heading_20_2">
      <style:paragraph-properties fo:break-before="page"/>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style:font-style-asian="normal" style:font-weight-asian="normal" style:font-style-complex="normal" style:font-weight-complex="normal"/>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1" text:anchor-type="page" text:anchor-page-number="1" svg:x="6.3472in" svg:y="10.1874in" svg:width="0.8827in" svg:height="0.311in" draw:z-index="0">
        <draw:image xlink:href="Pictures/10000201000000580000001FCE58C672.png" xlink:type="simple" xlink:show="embed" xlink:actuate="onLoad"/>
      </draw:frame>
      <text:p text:style-name="P1"/>
      <text:p text:style-name="P2"/>
      <text:p text:style-name="P2"/>
      <text:p text:style-name="P2"/>
      <text:p text:style-name="P2"/>
      <text:p text:style-name="P2"/>
      <text:p text:style-name="P2"/>
      <text:p text:style-name="P2"/>
      <text:p text:style-name="P2"/>
      <text:p text:style-name="P2"/>
      <text:p text:style-name="P2"/>
      <text:p text:style-name="P2">Programming with Haiku</text:p>
      <text:p text:style-name="P3"/>
      <text:p text:style-name="P3">Lesson 10</text:p>
      <text:p text:style-name="P3"/>
      <text:p text:style-name="P3">Written by DarkWyrm</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All material © 2010 DarkWyrm</text:p>
      <text:h text:style-name="P5" text:outline-level="2">Overview of the Storage Kit</text:h>
      <text:p text:style-name="Standard">The Storage Kit collects together classes for working with reading files, creating directories, and other disk-related tasks. The kit can be divided into six basic groups of classes.</text:p>
      <text:p text:style-name="Standard"/>
      <table:table table:name="StorageKitClasses" table:style-name="StorageKitClasses">
        <table:table-column table:style-name="StorageKitClasses.A"/>
        <table:table-column table:style-name="StorageKitClasses.B"/>
        <table:table-header-rows>
          <table:table-row>
            <table:table-cell table:style-name="StorageKitClasses.A1" office:value-type="string">
              <text:p text:style-name="Table_20_Heading">Class</text:p>
            </table:table-cell>
            <table:table-cell table:style-name="StorageKitClasses.B1" office:value-type="string">
              <text:p text:style-name="Table_20_Heading">Description</text:p>
            </table:table-cell>
          </table:table-row>
        </table:table-header-rows>
        <table:table-row>
          <table:table-cell table:style-name="StorageKitClasses.A2" office:value-type="string">
            <text:p text:style-name="Table_20_Contents">BFilePanel</text:p>
          </table:table-cell>
          <table:table-cell table:style-name="StorageKitClasses.B2" office:value-type="string">
            <text:p text:style-name="Table_20_Contents">A GUI control used to navigate the filesystem and select a file or folder</text:p>
          </table:table-cell>
        </table:table-row>
        <table:table-row>
          <table:table-cell table:style-name="StorageKitClasses.A1" office:value-type="string">
            <text:p text:style-name="Table_20_Contents">BRefFilter</text:p>
          </table:table-cell>
          <table:table-cell table:style-name="StorageKitClasses.B1" office:value-type="string">
            <text:p text:style-name="Table_20_Contents">A class for filtering <text:span text:style-name="Code">entry_ref</text:span> objects. It is almost always used in combination with BFilePanel.</text:p>
          </table:table-cell>
        </table:table-row>
        <table:table-row>
          <table:table-cell table:style-name="StorageKitClasses.A4" office:value-type="string">
            <text:p text:style-name="Table_20_Contents"/>
          </table:table-cell>
          <table:table-cell table:style-name="StorageKitClasses.A4" office:value-type="string">
            <text:p text:style-name="Table_20_Contents"/>
          </table:table-cell>
        </table:table-row>
        <table:table-row table:style-name="StorageKitClasses.5">
          <table:table-cell table:style-name="StorageKitClasses.A1" office:value-type="string">
            <text:p text:style-name="Standard">BQuery</text:p>
          </table:table-cell>
          <table:table-cell table:style-name="StorageKitClasses.B1" office:value-type="string">
            <text:p text:style-name="Table_20_Contents">Run a search of the filesystem using attributes. Queries work only on BFS volumes.</text:p>
          </table:table-cell>
        </table:table-row>
        <table:table-row>
          <table:table-cell table:style-name="StorageKitClasses.A4" office:value-type="string">
            <text:p text:style-name="Table_20_Contents"/>
          </table:table-cell>
          <table:table-cell table:style-name="StorageKitClasses.A4" office:value-type="string">
            <text:p text:style-name="Table_20_Contents"/>
          </table:table-cell>
        </table:table-row>
        <table:table-row>
          <table:table-cell table:style-name="StorageKitClasses.A1" office:value-type="string">
            <text:p text:style-name="Table_20_Contents">BVolume</text:p>
          </table:table-cell>
          <table:table-cell table:style-name="StorageKitClasses.B1" office:value-type="string">
            <text:p text:style-name="Table_20_Contents">This is a class which represents a disk volume, which can be a hard disk partition, removable drive, disk image, or network share.</text:p>
          </table:table-cell>
        </table:table-row>
        <table:table-row>
          <table:table-cell table:style-name="StorageKitClasses.A2" office:value-type="string">
            <text:p text:style-name="Table_20_Contents">BVolumeRoster</text:p>
          </table:table-cell>
          <table:table-cell table:style-name="StorageKitClasses.B2" office:value-type="string">
            <text:p text:style-name="Table_20_Contents">This class provides the means to get information on all volumes available on the system.</text:p>
          </table:table-cell>
        </table:table-row>
        <table:table-row>
          <table:table-cell table:style-name="StorageKitClasses.A4" office:value-type="string">
            <text:p text:style-name="Table_20_Contents"/>
          </table:table-cell>
          <table:table-cell table:style-name="StorageKitClasses.A4" office:value-type="string">
            <text:p text:style-name="Table_20_Contents"/>
          </table:table-cell>
        </table:table-row>
        <table:table-row table:style-name="StorageKitClasses.10">
          <table:table-cell table:style-name="StorageKitClasses.A1" office:value-type="string">
            <text:p text:style-name="Table_20_Contents">BDirectory</text:p>
          </table:table-cell>
          <table:table-cell table:style-name="StorageKitClasses.B1" office:value-type="string">
            <text:p text:style-name="Table_20_Contents">BDirectory is a very useful class. It gives you ways to read the contents of a directory, create files, folders, and symbolic links, and it can find a specific entry, such as to ascertain if it exists.</text:p>
          </table:table-cell>
        </table:table-row>
        <table:table-row table:style-name="StorageKitClasses.10">
          <table:table-cell table:style-name="StorageKitClasses.A2" office:value-type="string">
            <text:p text:style-name="Table_20_Contents">BEntry</text:p>
          </table:table-cell>
          <table:table-cell table:style-name="StorageKitClasses.B2" office:value-type="string">
            <text:p text:style-name="Table_20_Contents">This is one of the most-used classes in the Storage Kit. It represents an item in a directory, such as a file or folder. A BEntry can tell you if a path exists, delete it, move it to somewhere else on the same volume, and more.</text:p>
          </table:table-cell>
        </table:table-row>
        <table:table-row table:style-name="StorageKitClasses.10">
          <table:table-cell table:style-name="StorageKitClasses.A2" office:value-type="string">
            <text:p text:style-name="Table_20_Contents">BEntryList</text:p>
          </table:table-cell>
          <table:table-cell table:style-name="StorageKitClasses.B2" office:value-type="string">
            <text:p text:style-name="Table_20_Contents">You won't probably ever use a BEntryList directly. It is a class used to define an interface for reading lists of BEntry objects that derived classes must implement. Currently BQuery and BDirectory are the only objects that do this.</text:p>
          </table:table-cell>
        </table:table-row>
        <table:table-row table:style-name="StorageKitClasses.10">
          <table:table-cell table:style-name="StorageKitClasses.A2" office:value-type="string">
            <text:p text:style-name="Table_20_Contents">BFile</text:p>
          </table:table-cell>
          <table:table-cell table:style-name="StorageKitClasses.B2" office:value-type="string">
            <text:p text:style-name="Table_20_Contents">BFile is another commonly-used class. Unsurprisingly, it represents a file on disk and provides functionality to read data from files and write to them. It provides a friendlier interface than <text:span text:style-name="Code">fread()</text:span> and friends. Like BDirectory, it is a child class of BNode, inheriting all of its attribute-related functions.</text:p>
          </table:table-cell>
        </table:table-row>
        <table:table-row table:style-name="StorageKitClasses.10">
          <table:table-cell table:style-name="StorageKitClasses.A2" office:value-type="string">
            <text:p text:style-name="Table_20_Contents">BNode</text:p>
          </table:table-cell>
          <table:table-cell table:style-name="StorageKitClasses.B2" office:value-type="string">
            <text:p text:style-name="Table_20_Contents">A BNode represents the data part of a file. The class provides functions for file locking and working with a file's attributes.</text:p>
          </table:table-cell>
        </table:table-row>
        <table:table-row table:style-name="StorageKitClasses.10">
          <table:table-cell table:style-name="StorageKitClasses.A2" office:value-type="string">
            <text:p text:style-name="Table_20_Contents">BNodeInfo</text:p>
          </table:table-cell>
          <table:table-cell table:style-name="StorageKitClasses.B2" office:value-type="string">
            <text:p text:style-name="Table_20_Contents">Although BNode can do everything BNodeInfo does, BNodeInfo provides an easy interface to common attribute tasks, such as getting a file's type. Of particular note is the static function <text:span text:style-name="Code">GetTrackerIcon()</text:span>, which is used to get the icon that would be shown in Tracker.</text:p>
          </table:table-cell>
        </table:table-row>
        <table:table-row table:style-name="StorageKitClasses.10">
          <table:table-cell table:style-name="StorageKitClasses.A2" office:value-type="string">
            <text:p text:style-name="Table_20_Contents">BPath</text:p>
          </table:table-cell>
          <table:table-cell table:style-name="StorageKitClasses.B2" office:value-type="string">
            <text:p text:style-name="Table_20_Contents">BPath gives you simple string path manipulation functions. It doesn't do many of the fancy tricks BString does, but it does do path-specific ones, like converting relative paths to absolute ones and appending entry names.</text:p>
          </table:table-cell>
        </table:table-row>
        <text:soft-page-break/>
        <table:table-row table:style-name="StorageKitClasses.10">
          <table:table-cell table:style-name="StorageKitClasses.A2" office:value-type="string">
            <text:p text:style-name="Table_20_Contents">BStatable</text:p>
          </table:table-cell>
          <table:table-cell table:style-name="StorageKitClasses.B2" office:value-type="string">
            <text:p text:style-name="Table_20_Contents">This provides a friendly interface to the information provided by the <text:span text:style-name="Code">stat()</text:span> function, including entry type (file, directory, etc.), creation time, modification time, file owner, and more. It isn't used directly, though. BStatable is a pure abstract class, intended to create an interface implemented by child classes. BNode and BEntry are both child classes of BStatable.</text:p>
          </table:table-cell>
        </table:table-row>
        <table:table-row table:style-name="StorageKitClasses.10">
          <table:table-cell table:style-name="StorageKitClasses.A2" office:value-type="string">
            <text:p text:style-name="Table_20_Contents">BSymLink</text:p>
          </table:table-cell>
          <table:table-cell table:style-name="StorageKitClasses.B2" office:value-type="string">
            <text:p text:style-name="Table_20_Contents">BSymLink is next to useless. The only useful function is <text:span text:style-name="Code">ReadLink()</text:span>, but because BSymLink is a child of BNode, it doesn't know where it is in the filesystem. The link resolution functions provided by BEntry are much more convenient.</text:p>
          </table:table-cell>
        </table:table-row>
        <table:table-row>
          <table:table-cell table:style-name="StorageKitClasses.A4" office:value-type="string">
            <text:p text:style-name="Table_20_Contents"/>
          </table:table-cell>
          <table:table-cell table:style-name="StorageKitClasses.A4" office:value-type="string">
            <text:p text:style-name="Table_20_Contents"/>
          </table:table-cell>
        </table:table-row>
        <table:table-row>
          <table:table-cell table:style-name="StorageKitClasses.A1" office:value-type="string">
            <text:p text:style-name="Table_20_Contents">BAppFileInfo</text:p>
          </table:table-cell>
          <table:table-cell table:style-name="StorageKitClasses.B1" office:value-type="string">
            <text:p text:style-name="Table_20_Contents">This class isn't used very often unless you're developing an IDE, file browser, or something similar. It is used for getting and setting information specific to applications, such as version number, icons, supported types, and so on.</text:p>
          </table:table-cell>
        </table:table-row>
        <table:table-row>
          <table:table-cell table:style-name="StorageKitClasses.A2" office:value-type="string">
            <text:p text:style-name="Table_20_Contents">BMimeType</text:p>
          </table:table-cell>
          <table:table-cell table:style-name="StorageKitClasses.B2" office:value-type="string">
            <text:p text:style-name="Table_20_Contents">It won't be often that you'll use this class. It's for parsing MIME strings, getting access to the File Type database, and performing related tasks. The main thing that this is used for is setting the preferred application for a file type.</text:p>
          </table:table-cell>
        </table:table-row>
        <table:table-row>
          <table:table-cell table:style-name="StorageKitClasses.A2" office:value-type="string">
            <text:p text:style-name="Table_20_Contents">BResources</text:p>
          </table:table-cell>
          <table:table-cell table:style-name="StorageKitClasses.B2" office:value-type="string">
            <text:p text:style-name="Table_20_Contents">Like BAppFileInfo, you probably won't ever use this class unless you're writing a specific kind of app, such as a resource editor. It is for programmatically loading, adding, or deleting program resources.</text:p>
          </table:table-cell>
        </table:table-row>
        <table:table-row>
          <table:table-cell table:style-name="StorageKitClasses.A4" office:value-type="string">
            <text:p text:style-name="Table_20_Contents"/>
          </table:table-cell>
          <table:table-cell table:style-name="StorageKitClasses.A4" office:value-type="string">
            <text:p text:style-name="Table_20_Contents"/>
          </table:table-cell>
        </table:table-row>
        <table:table-row>
          <table:table-cell table:style-name="StorageKitClasses.A1" office:value-type="string">
            <text:p text:style-name="Table_20_Contents">The Node Monitor</text:p>
          </table:table-cell>
          <table:table-cell table:style-name="StorageKitClasses.B1" office:value-type="string">
            <text:p text:style-name="Table_20_Contents">Not actually a class, the Node Monitor is a service of the Storage Kit which can notify you of changes in the filesystem, such as when a volume is mounted or unmounted, when a file is created or deleted, or when the contents of a directory changes.</text:p>
          </table:table-cell>
        </table:table-row>
      </table:table>
      <text:p text:style-name="Standard"/>
      <text:h text:style-name="Heading_20_2" text:outline-level="2">Project</text:h>
      <text:p text:style-name="Standard"><text:span text:style-name="symbol0_5f_cpp"><text:span text:style-name="T1">Unlike the Interface Kit, you don't have to buy into using the Storage Kit as a unit – you can mix its use with the standard C API or your own classes if you choose. This project, called ListDir, is a simple version of the bash command </text:span></text:span><text:span text:style-name="Code"><text:span text:style-name="T1">ls</text:span></text:span><text:span text:style-name="symbol0_5f_cpp"><text:span text:style-name="T1">. Given a path specified on the command line, our program will list the contents of the directory and the size of each entry in the directory. We will display the "size" of any subdirectories by listing how many entries the subdirectory has.</text:span></text:span></text:p>
      <text:p text:style-name="Standard"><text:span text:style-name="symbol0_5f_cpp"><text:span text:style-name="T1"/></text:span></text:p>
      <text:p text:style-name="Standard"><text:span text:style-name="symbol0_5f_cpp"><text:span text:style-name="T1"/></text:span></text:p>
      <text:p text:style-name="CodeBlock"><text:span text:style-name="comment1_5f_cpp"><text:span text:style-name="T2">#include &lt;Directory.h&gt; </text:span></text:span></text:p>
      <text:p text:style-name="CodeBlock"><text:span text:style-name="comment1_5f_cpp"><text:span text:style-name="T2">#include &lt;Entry.h&gt; </text:span></text:span></text:p>
      <text:p text:style-name="CodeBlock"><text:span text:style-name="comment1_5f_cpp"><text:span text:style-name="T2">#include &lt;Path.h&gt; </text:span></text:span></text:p>
      <text:p text:style-name="CodeBlock"><text:span text:style-name="comment1_5f_cpp"><text:span text:style-name="T2">#include &lt;stdio.h&gt; </text:span></text:span></text:p>
      <text:p text:style-name="CodeBlock"><text:span text:style-name="comment1_5f_cpp"><text:span text:style-name="T2">#include &lt;String.h&gt; </text:span></text:span></text:p>
      <text:p text:style-name="CodeBlock"><text:span text:style-name="symbol0_5f_cpp"><text:span text:style-name="T1"/></text:span></text:p>
      <text:p text:style-name="CodeBlock"><text:span text:style-name="symbol0_5f_cpp"><text:span text:style-name="T1"/></text:span></text:p>
      <text:p text:style-name="CodeBlock"><text:span text:style-name="comment0_5f_cpp"><text:span text:style-name="T2">// It's better to use constant global integers instead of #defines because</text:span></text:span></text:p>
      <text:p text:style-name="CodeBlock"><text:soft-page-break/><text:span text:style-name="comment0_5f_cpp"><text:span text:style-name="T2">// constants provide strong typing and don't lead to weird errors like</text:span></text:span></text:p>
      <text:p text:style-name="CodeBlock"><text:span text:style-name="comment0_5f_cpp"><text:span text:style-name="T2">// #defines can. </text:span></text:span></text:p>
      <text:p text:style-name="CodeBlock"><text:span text:style-name="keyword3_5f_cpp"><text:span text:style-name="T2">const</text:span></text:span><text:span text:style-name="symbol0_5f_cpp"><text:span text:style-name="T1"> uint16 BYTES_PER_KB </text:span></text:span><text:span text:style-name="symbol1_5f_cpp"><text:span text:style-name="T2">=</text:span></text:span><text:span text:style-name="symbol0_5f_cpp"><text:span text:style-name="T1"> </text:span></text:span><text:span text:style-name="number_5f_cpp"><text:span text:style-name="T2">1024</text:span></text:span><text:span text:style-name="symbol4_5f_cpp"><text:span text:style-name="T2">;</text:span></text:span><text:span text:style-name="symbol0_5f_cpp"><text:span text:style-name="T1"> </text:span></text:span></text:p>
      <text:p text:style-name="CodeBlock"><text:span text:style-name="keyword3_5f_cpp"><text:span text:style-name="T2">const</text:span></text:span><text:span text:style-name="symbol0_5f_cpp"><text:span text:style-name="T1"> uint32 BYTES_PER_MB </text:span></text:span><text:span text:style-name="symbol1_5f_cpp"><text:span text:style-name="T2">=</text:span></text:span><text:span text:style-name="symbol0_5f_cpp"><text:span text:style-name="T1"> </text:span></text:span><text:span text:style-name="number_5f_cpp"><text:span text:style-name="T2">1048576</text:span></text:span><text:span text:style-name="symbol4_5f_cpp"><text:span text:style-name="T2">;</text:span></text:span><text:span text:style-name="symbol0_5f_cpp"><text:span text:style-name="T1"> </text:span></text:span></text:p>
      <text:p text:style-name="CodeBlock"><text:span text:style-name="keyword3_5f_cpp"><text:span text:style-name="T2">const</text:span></text:span><text:span text:style-name="symbol0_5f_cpp"><text:span text:style-name="T1"> uint64 BYTES_PER_GB </text:span></text:span><text:span text:style-name="symbol1_5f_cpp"><text:span text:style-name="T2">=</text:span></text:span><text:span text:style-name="symbol0_5f_cpp"><text:span text:style-name="T1"> 1099511627776ULL</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text:tab/><text:tab/>ListDirectory</text:span></text:span><text:span text:style-name="symbol0_5f_cpp"><text:span text:style-name="T2">(</text:span></text:span><text:span text:style-name="keyword3_5f_cpp"><text:span text:style-name="T2">const</text:span></text:span><text:span text:style-name="symbol0_5f_cpp"><text:span text:style-name="T1"> entry_ref </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BString<text:tab/>MakeSizeString</text:span></text:span><text:span text:style-name="symbol0_5f_cpp"><text:span text:style-name="T2">(</text:span></text:span><text:span text:style-name="keyword3_5f_cpp"><text:span text:style-name="T2">const</text:span></text:span><text:span text:style-name="symbol0_5f_cpp"><text:span text:style-name="T1"> uint64 </text:span></text:span><text:span text:style-name="symbol3_5f_cpp"><text:span text:style-name="T2">&amp;</text:span></text:span><text:span text:style-name="symbol0_5f_cpp"><text:span text:style-name="T1">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main</text:span></text:span><text:span text:style-name="symbol0_5f_cpp"><text:span text:style-name="T2">(</text:span></text:span><text:span text:style-name="keyword3_5f_cpp"><text:span text:style-name="T2">int</text:span></text:span><text:span text:style-name="symbol0_5f_cpp"><text:span text:style-name="T1"> argc, </text:span></text:span><text:span text:style-name="keyword3_5f_cpp"><text:span text:style-name="T2">char</text:span></text:span><text:span text:style-name="symbol0_5f_cpp"><text:span text:style-name="T1"> </text:span></text:span><text:span text:style-name="symbol2_5f_cpp"><text:span text:style-name="T2">**</text:span></text:span><text:span text:style-name="symbol0_5f_cpp"><text:span text:style-name="T1">argv</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We want to require one argument in addition to the program name</text:span></text:span></text:p>
      <text:p text:style-name="CodeBlock"><text:span text:style-name="comment0_5f_cpp"><text:span text:style-name="T2"><text:tab/>// when invoked from the command line.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argc </text:span></text:span><text:span text:style-name="symbol3_5f_cpp"><text:span text:style-name="T2">!</text:span></text:span><text:span text:style-name="symbol1_5f_cpp"><text:span text:style-name="T2">=</text:span></text:span><text:span text:style-name="symbol0_5f_cpp"><text:span text:style-name="T1"> </text:span></text:span><text:span text:style-name="number_5f_cpp"><text:span text:style-name="T2">2</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Usage: listdir &lt;path&gt;</text:span></text:span><text:span text:style-name="escaped_5f_cpp"><text:span text:style-name="T2">\n</text:span></text:span><text:span text:style-name="string_5f_cpp"><text:span text:style-name="T2">"</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Here we'll do some sanity checks to make sure that the path we</text:span></text:span></text:p>
      <text:p text:style-name="CodeBlock"><text:span text:style-name="comment0_5f_cpp"><text:span text:style-name="T2"><text:tab/>// were given actually exists and it's not a file. </text:span></text:span></text:p>
      <text:p text:style-name="CodeBlock"><text:span text:style-name="symbol0_5f_cpp"><text:span text:style-name="T1"><text:tab/></text:span></text:span></text:p>
      <text:p text:style-name="CodeBlock"><text:span text:style-name="symbol0_5f_cpp"><text:span text:style-name="T1"><text:tab/>BEntry entry</text:span></text:span><text:span text:style-name="symbol0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3_5f_cpp"><text:span text:style-name="T2">!</text:span></text:span><text:span text:style-name="symbol0_5f_cpp"><text:span text:style-name="T1">entry.</text:span></text:span><text:span text:style-name="member0_5f_cpp"><text:span text:style-name="T2">Exists</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s does not exist</text:span></text:span><text:span text:style-name="escaped_5f_cpp"><text:span text:style-name="T2">\n</text:span></text:span><text:span text:style-name="string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3_5f_cpp"><text:span text:style-name="T2">!</text:span></text:span><text:span text:style-name="symbol0_5f_cpp"><text:span text:style-name="T1">entry.</text:span></text:span><text:span text:style-name="member0_5f_cpp"><text:span text:style-name="T2">IsDirectory</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s is not a directory</text:span></text:span><text:span text:style-name="escaped_5f_cpp"><text:span text:style-name="T2">\n</text:span></text:span><text:span text:style-name="string_5f_cpp"><text:span text:style-name="T2">"</text:span></text:span><text:span text:style-name="symbol0_5f_cpp"><text:span text:style-name="T1">,argv</text:span></text:span><text:span text:style-name="symbol0_5f_cpp"><text:span text:style-name="T2">[</text:span></text:span><text:span text:style-name="number_5f_cpp"><text:span text:style-name="T2">1</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p>
      <text:p text:style-name="CodeBlock"><text:span text:style-name="symbol0_5f_cpp"><text:span text:style-name="T1"><text:tab/></text:span></text:span><text:span text:style-name="comment0_5f_cpp"><text:span text:style-name="T2">// An entry_ref is a typedef'ed structure which points to a file,</text:span></text:span></text:p>
      <text:p text:style-name="CodeBlock"><text:span text:style-name="comment0_5f_cpp"><text:span text:style-name="T2"><text:tab/>// directory, or symlink on disk. The entry must actually exist, but</text:span></text:span></text:p>
      <text:p text:style-name="CodeBlock"><text:span text:style-name="comment0_5f_cpp"><text:span text:style-name="T2"><text:tab/>// unlike a BFile or BEntry, it doesn't use up a file handle. </text:span></text:span></text:p>
      <text:p text:style-name="CodeBlock"><text:span text:style-name="symbol0_5f_cpp"><text:span text:style-name="T1"><text:tab/>entry_ref ref</text:span></text:span><text:span text:style-name="symbol4_5f_cpp"><text:span text:style-name="T2">;</text:span></text:span><text:span text:style-name="symbol0_5f_cpp"><text:span text:style-name="T1"> </text:span></text:span></text:p>
      <text:p text:style-name="CodeBlock"><text:span text:style-name="symbol0_5f_cpp"><text:span text:style-name="T1"><text:tab/>entry.</text:span></text:span><text:span text:style-name="member0_5f_cpp"><text:span text:style-name="T2">GetRef</text:span></text:span><text:span text:style-name="symbol0_5f_cpp"><text:span text:style-name="T2">(</text:span></text:span><text:span text:style-name="symbol3_5f_cpp"><text:span text:style-name="T2">&amp;</text:span></text:span><text:span text:style-name="symbol0_5f_cpp"><text:span text:style-name="T1">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ListDirectory</text:span></text:span><text:span text:style-name="symbol0_5f_cpp"><text:span text:style-name="T2">(</text:span></text:span><text:span text:style-name="symbol0_5f_cpp"><text:span text:style-name="T1">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keyword3_5f_cpp"><text:span text:style-name="T2">int</text:span></text:span><text:span text:style-name="symbol0_5f_cpp"><text:span text:style-name="T1"> </text:span></text:span></text:p>
      <text:p text:style-name="CodeBlock"><text:span text:style-name="symbol0_5f_cpp"><text:span text:style-name="T1">ListDirectory</text:span></text:span><text:span text:style-name="symbol0_5f_cpp"><text:span text:style-name="T2">(</text:span></text:span><text:span text:style-name="keyword3_5f_cpp"><text:span text:style-name="T2">const</text:span></text:span><text:span text:style-name="symbol0_5f_cpp"><text:span text:style-name="T1"> entry_ref </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This function does all the real work of the program </text:span></text:span></text:p>
      <text:p text:style-name="CodeBlock"><text:span text:style-name="symbol0_5f_cpp"><text:span text:style-name="T1"><text:tab/> </text:span></text:span></text:p>
      <text:p text:style-name="CodeBlock"><text:span text:style-name="symbol0_5f_cpp"><text:span text:style-name="T1"><text:tab/>BDirectory dir</text:span></text:span><text:span text:style-name="symbol0_5f_cpp"><text:span text:style-name="T2">(</text:span></text:span><text:span text:style-name="symbol3_5f_cpp"><text:span text:style-name="T2">&amp;</text:span></text:span><text:span text:style-name="symbol0_5f_cpp"><text:span text:style-name="T1">dirRef</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InitCheck</text:span></text:span><text:span text:style-name="symbol0_5f_cpp"><text:span text:style-name="T2">()</text:span></text:span><text:span text:style-name="symbol0_5f_cpp"><text:span text:style-name="T1"> </text:span></text:span><text:span text:style-name="symbol3_5f_cpp"><text:span text:style-name="T2">!</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tring_5f_cpp"><text:span text:style-name="T2">"Couldn't read directory %s</text:span></text:span><text:span text:style-name="escaped_5f_cpp"><text:span text:style-name="T2">\n</text:span></text:span><text:span text:style-name="string_5f_cpp"><text:span text:style-name="T2">"</text:span></text:span><text:span text:style-name="symbol0_5f_cpp"><text:span text:style-name="T1">,dirRef.</text:span></text:span><text:span text:style-name="member0_5f_cpp"><text:span text:style-name="T2">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return</text:span></text:span><text:span text:style-name="symbol0_5f_cpp"><text:span text:style-name="T1"> </text:span></text:span><text:span text:style-name="number_5f_cpp"><text:span text:style-name="T2">1</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First thing we'll do is quickly scan the directory to find the</text:span></text:span></text:p>
      <text:p text:style-name="CodeBlock"><text:soft-page-break/><text:span text:style-name="comment0_5f_cpp"><text:span text:style-name="T2"><text:tab/>// length of the longest entry name. This makes it possible to left</text:span></text:span></text:p>
      <text:p text:style-name="CodeBlock"><text:span text:style-name="comment0_5f_cpp"><text:span text:style-name="T2"><text:tab/>// justify the file sizes </text:span></text:span></text:p>
      <text:p text:style-name="CodeBlock"><text:span text:style-name="symbol0_5f_cpp"><text:span text:style-name="T1"><text:tab/>int32 entryCount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uint32 maxChars </text:span></text:span><text:span text:style-name="symbol1_5f_cpp"><text:span text:style-name="T2">=</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1"><text:tab/>entry_ref ref</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Calling Rewind() moves the BDirectory's index to the beginning of</text:span></text:span></text:p>
      <text:p text:style-name="CodeBlock"><text:span text:style-name="comment0_5f_cpp"><text:span text:style-name="T2"><text:tab/>// the list. </text:span></text:span></text:p>
      <text:p text:style-name="CodeBlock"><text:span text:style-name="symbol0_5f_cpp"><text:span text:style-name="T1"><text:tab/>dir.</text:span></text:span><text:span text:style-name="member0_5f_cpp"><text:span text:style-name="T2">Rewi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GetNextRef() will return B_ERROR when the BDirectory has gotten to</text:span></text:span></text:p>
      <text:p text:style-name="CodeBlock"><text:span text:style-name="comment0_5f_cpp"><text:span text:style-name="T2"><text:tab/>// the end of its list of entries. </text:span></text:span></text:p>
      <text:p text:style-name="CodeBlock"><text:span text:style-name="symbol0_5f_cpp"><text:span text:style-name="T1"><text:tab/></text:span></text:span><text:span text:style-name="keyword0_5f_cpp"><text:span text:style-name="T2">while</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GetNextRef</text:span></text:span><text:span text:style-name="symbol0_5f_cpp"><text:span text:style-name="T2">(</text:span></text:span><text:span text:style-name="symbol3_5f_cpp"><text:span text:style-name="T2">&amp;</text:span></text:span><text:span text:style-name="symbol0_5f_cpp"><text:span text:style-name="T1">ref</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ref.</text:span></text:span><text:span text:style-name="member0_5f_cpp"><text:span text:style-name="T2">name</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maxChars </text:span></text:span><text:span text:style-name="symbol1_5f_cpp"><text:span text:style-name="T2">=</text:span></text:span><text:span text:style-name="symbol0_5f_cpp"><text:span text:style-name="T1"> MAX</text:span></text:span><text:span text:style-name="symbol0_5f_cpp"><text:span text:style-name="T2">(</text:span></text:span><text:span text:style-name="symbol0_5f_cpp"><text:span text:style-name="T1">maxChars,</text:span></text:span><text:span text:style-name="keyword2_5f_cpp"><text:span text:style-name="T2">strlen</text:span></text:span><text:span text:style-name="symbol0_5f_cpp"><text:span text:style-name="T2">(</text:span></text:span><text:span text:style-name="symbol0_5f_cpp"><text:span text:style-name="T1">ref.</text:span></text:span><text:span text:style-name="member0_5f_cpp"><text:span text:style-name="T2">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maxChars</text:span></text:span><text:span text:style-name="symbol2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3_5f_cpp"><text:span text:style-name="T2">char</text:span></text:span><text:span text:style-name="symbol0_5f_cpp"><text:span text:style-name="T1"> padding</text:span></text:span><text:span text:style-name="symbol0_5f_cpp"><text:span text:style-name="T2">[</text:span></text:span><text:span text:style-name="symbol0_5f_cpp"><text:span text:style-name="T1">maxChars</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BEntry entry</text:span></text:span><text:span text:style-name="symbol4_5f_cpp"><text:span text:style-name="T2">;</text:span></text:span><text:span text:style-name="symbol0_5f_cpp"><text:span text:style-name="T1"> </text:span></text:span></text:p>
      <text:p text:style-name="CodeBlock"><text:span text:style-name="symbol0_5f_cpp"><text:span text:style-name="T1"><text:tab/>dir.</text:span></text:span><text:span text:style-name="member0_5f_cpp"><text:span text:style-name="T2">Rewind</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 </text:span></text:span></text:p>
      <text:p text:style-name="CodeBlock"><text:span text:style-name="symbol0_5f_cpp"><text:span text:style-name="T1"><text:tab/></text:span></text:span><text:span text:style-name="comment0_5f_cpp"><text:span text:style-name="T2">// Here we'll call GetNextEntry() instead of GetNextRef() because a</text:span></text:span></text:p>
      <text:p text:style-name="CodeBlock"><text:span text:style-name="comment0_5f_cpp"><text:span text:style-name="T2"><text:tab/>// BEntry will enable us to get certain information about each entry,</text:span></text:span></text:p>
      <text:p text:style-name="CodeBlock"><text:span text:style-name="comment0_5f_cpp"><text:span text:style-name="T2"><text:tab/>// such as the entry's size. Also, because it inherits from</text:span></text:span></text:p>
      <text:p text:style-name="CodeBlock"><text:span text:style-name="comment0_5f_cpp"><text:span text:style-name="T2"><text:tab/>// BStatable, we can differentiate between directories and files with</text:span></text:span></text:p>
      <text:p text:style-name="CodeBlock"><text:span text:style-name="comment0_5f_cpp"><text:span text:style-name="T2"><text:tab/>// just one function call. </text:span></text:span></text:p>
      <text:p text:style-name="CodeBlock"><text:span text:style-name="symbol0_5f_cpp"><text:span text:style-name="T1"><text:tab/></text:span></text:span><text:span text:style-name="keyword0_5f_cpp"><text:span text:style-name="T2">while</text:span></text:span><text:span text:style-name="symbol0_5f_cpp"><text:span text:style-name="T1"> </text:span></text:span><text:span text:style-name="symbol0_5f_cpp"><text:span text:style-name="T2">(</text:span></text:span><text:span text:style-name="symbol0_5f_cpp"><text:span text:style-name="T1">dir.</text:span></text:span><text:span text:style-name="member0_5f_cpp"><text:span text:style-name="T2">GetNextEntry</text:span></text:span><text:span text:style-name="symbol0_5f_cpp"><text:span text:style-name="T2">(</text:span></text:span><text:span text:style-name="symbol3_5f_cpp"><text:span text:style-name="T2">&amp;</text:span></text:span><text:span text:style-name="symbol0_5f_cpp"><text:span text:style-name="T1">entry</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B_OK</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p>
      <text:p text:style-name="CodeBlock"><text:span text:style-name="symbol0_5f_cpp"><text:span text:style-name="T1"><text:tab/><text:tab/></text:span></text:span><text:span text:style-name="keyword3_5f_cpp"><text:span text:style-name="T2">char</text:span></text:span><text:span text:style-name="symbol0_5f_cpp"><text:span text:style-name="T1"> name</text:span></text:span><text:span text:style-name="symbol0_5f_cpp"><text:span text:style-name="T2">[</text:span></text:span><text:span text:style-name="symbol0_5f_cpp"><text:span text:style-name="T1">B_FILE_NAME_LENGTH</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entry.</text:span></text:span><text:span text:style-name="member0_5f_cpp"><text:span text:style-name="T2">GetName</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BString formatString</text:span></text:span><text:span text:style-name="symbol4_5f_cpp"><text:span text:style-name="T2">;</text:span></text:span><text:span text:style-name="symbol0_5f_cpp"><text:span text:style-name="T1"> </text:span></text:span></text:p>
      <text:p text:style-name="CodeBlock"><text:span text:style-name="symbol0_5f_cpp"><text:span text:style-name="T1"><text:tab/><text:tab/>formatString </text:span></text:span><text:span text:style-name="symbol1_5f_cpp"><text:span text:style-name="T2">&lt;&lt;</text:span></text:span><text:span text:style-name="symbol0_5f_cpp"><text:span text:style-name="T1"> </text:span></text:span><text:span text:style-name="string_5f_cpp"><text:span text:style-name="T2">"%s"</text:span></text:span><text:span text:style-name="symbol4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text:span></text:span><text:span text:style-name="keyword3_5f_cpp"><text:span text:style-name="T2">unsigned</text:span></text:span><text:span text:style-name="symbol0_5f_cpp"><text:span text:style-name="T1"> </text:span></text:span><text:span text:style-name="keyword3_5f_cpp"><text:span text:style-name="T2">int</text:span></text:span><text:span text:style-name="symbol0_5f_cpp"><text:span text:style-name="T1"> length </text:span></text:span><text:span text:style-name="symbol1_5f_cpp"><text:span text:style-name="T2">=</text:span></text:span><text:span text:style-name="symbol0_5f_cpp"><text:span text:style-name="T1"> </text:span></text:span><text:span text:style-name="keyword2_5f_cpp"><text:span text:style-name="T2">strlen</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length </text:span></text:span><text:span text:style-name="symbol1_5f_cpp"><text:span text:style-name="T2">&lt;</text:span></text:span><text:span text:style-name="symbol0_5f_cpp"><text:span text:style-name="T1"> maxChars</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uint32 padLength </text:span></text:span><text:span text:style-name="symbol1_5f_cpp"><text:span text:style-name="T2">=</text:span></text:span><text:span text:style-name="symbol0_5f_cpp"><text:span text:style-name="T1"> maxChars </text:span></text:span><text:span text:style-name="symbol2_5f_cpp"><text:span text:style-name="T2">-</text:span></text:span><text:span text:style-name="symbol0_5f_cpp"><text:span text:style-name="T1"> length</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text:span></text:span><text:span text:style-name="keyword2_5f_cpp"><text:span text:style-name="T2">memset</text:span></text:span><text:span text:style-name="symbol0_5f_cpp"><text:span text:style-name="T2">(</text:span></text:span><text:span text:style-name="symbol0_5f_cpp"><text:span text:style-name="T1">padding, </text:span></text:span><text:span text:style-name="string_5f_cpp"><text:span text:style-name="T2">' '</text:span></text:span><text:span text:style-name="symbol0_5f_cpp"><text:span text:style-name="T1">, padLength</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padding</text:span></text:span><text:span text:style-name="symbol0_5f_cpp"><text:span text:style-name="T2">[</text:span></text:span><text:span text:style-name="symbol0_5f_cpp"><text:span text:style-name="T1">padLength </text:span></text:span><text:span text:style-name="symbol2_5f_cpp"><text:span text:style-name="T2">-</text:span></text:span><text:span text:style-name="symbol0_5f_cpp"><text:span text:style-name="T1"> </text:span></text:span><text:span text:style-name="number_5f_cpp"><text:span text:style-name="T2">1</text:span></text:span><text:span text:style-name="symbol0_5f_cpp"><text:span text:style-name="T2">]</text:span></text:span><text:span text:style-name="symbol0_5f_cpp"><text:span text:style-name="T1"> </text:span></text:span><text:span text:style-name="symbol1_5f_cpp"><text:span text:style-name="T2">=</text:span></text:span><text:span text:style-name="symbol0_5f_cpp"><text:span text:style-name="T1"> </text:span></text:span><text:span text:style-name="string_5f_cpp"><text:span text:style-name="T2">'</text:span></text:span><text:span text:style-name="escaped_5f_cpp"><text:span text:style-name="T2">\0</text:span></text:span><text:span text:style-name="string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padding</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 </text:span></text:span></text:p>
      <text:p text:style-name="CodeBlock"><text:span text:style-name="symbol0_5f_cpp"><text:span text:style-name="T1"><text:tab/><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entry.</text:span></text:span><text:span text:style-name="member0_5f_cpp"><text:span text:style-name="T2">IsDirectory</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text:span></text:span><text:span text:style-name="comment0_5f_cpp"><text:span text:style-name="T2">// We'll display the "size" of a directory by listing how</text:span></text:span></text:p>
      <text:p text:style-name="CodeBlock"><text:span text:style-name="comment0_5f_cpp"><text:span text:style-name="T2"><text:tab/><text:tab/><text:tab/>// many entries it contains </text:span></text:span></text:p>
      <text:p text:style-name="CodeBlock"><text:span text:style-name="symbol0_5f_cpp"><text:span text:style-name="T1"><text:tab/><text:tab/><text:tab/>BDirectory subdir</text:span></text:span><text:span text:style-name="symbol0_5f_cpp"><text:span text:style-name="T2">(</text:span></text:span><text:span text:style-name="symbol3_5f_cpp"><text:span text:style-name="T2">&amp;</text:span></text:span><text:span text:style-name="symbol0_5f_cpp"><text:span text:style-name="T1">entry</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t</text:span></text:span><text:span text:style-name="string_5f_cpp"><text:span text:style-name="T2">"</text:span></text:span><text:span text:style-name="symbol0_5f_cpp"><text:span text:style-name="T1"> </text:span></text:span><text:span text:style-name="symbol1_5f_cpp"><text:span text:style-name="T2">&lt;&lt;</text:span></text:span><text:span text:style-name="symbol0_5f_cpp"><text:span text:style-name="T1"> subdir.</text:span></text:span><text:span text:style-name="member0_5f_cpp"><text:span text:style-name="T2">CountEntries</text:span></text:span><text:span text:style-name="symbol0_5f_cpp"><text:span text:style-name="T2">()</text:span></text:span></text:p>
      <text:p text:style-name="CodeBlock"><text:span text:style-name="symbol0_5f_cpp"><text:span text:style-name="T1"><text:tab/><text:tab/><text:tab/><text:tab/><text:tab/></text:span></text:span><text:span text:style-name="symbol1_5f_cpp"><text:span text:style-name="T2">&lt;&lt;</text:span></text:span><text:span text:style-name="symbol0_5f_cpp"><text:span text:style-name="T1"> </text:span></text:span><text:span text:style-name="string_5f_cpp"><text:span text:style-name="T2">" items"</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span></text:span><text:span text:style-name="keyword0_5f_cpp"><text:span text:style-name="T2">else</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tab/><text:tab/>off_t fileSize</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entry.</text:span></text:span><text:span text:style-name="member0_5f_cpp"><text:span text:style-name="T2">GetSize</text:span></text:span><text:span text:style-name="symbol0_5f_cpp"><text:span text:style-name="T2">(</text:span></text:span><text:span text:style-name="symbol3_5f_cpp"><text:span text:style-name="T2">&amp;</text:span></text:span><text:span text:style-name="symbol0_5f_cpp"><text:span text:style-name="T1">file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t</text:span></text:span><text:span text:style-name="string_5f_cpp"><text:span text:style-name="T2">"</text:span></text:span><text:span text:style-name="symbol0_5f_cpp"><text:span text:style-name="T1"> </text:span></text:span><text:span text:style-name="symbol1_5f_cpp"><text:span text:style-name="T2">&lt;&lt;</text:span></text:span><text:span text:style-name="symbol0_5f_cpp"><text:span text:style-name="T1"> MakeSizeString</text:span></text:span><text:span text:style-name="symbol0_5f_cpp"><text:span text:style-name="T2">(</text:span></text:span><text:span text:style-name="symbol0_5f_cpp"><text:span text:style-name="T1">fileSiz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symbol0_5f_cpp"><text:span text:style-name="T2">}</text:span></text:span><text:span text:style-name="symbol0_5f_cpp"><text:span text:style-name="T1"> </text:span></text:span></text:p>
      <text:p text:style-name="CodeBlock"><text:soft-page-break/><text:span text:style-name="symbol0_5f_cpp"><text:span text:style-name="T1"><text:tab/><text:tab/>formatString </text:span></text:span><text:span text:style-name="symbol1_5f_cpp"><text:span text:style-name="T2">&lt;&lt;</text:span></text:span><text:span text:style-name="symbol0_5f_cpp"><text:span text:style-name="T1"> </text:span></text:span><text:span text:style-name="string_5f_cpp"><text:span text:style-name="T2">"</text:span></text:span><text:span text:style-name="escaped_5f_cpp"><text:span text:style-name="T2">\n</text:span></text:span><text:span text:style-name="string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text:span></text:span><text:span text:style-name="keyword2_5f_cpp"><text:span text:style-name="T2">printf</text:span></text:span><text:span text:style-name="symbol0_5f_cpp"><text:span text:style-name="T2">(</text:span></text:span><text:span text:style-name="symbol0_5f_cpp"><text:span text:style-name="T1">formatString.</text:span></text:span><text:span text:style-name="member0_5f_cpp"><text:span text:style-name="T2">String</text:span></text:span><text:span text:style-name="symbol0_5f_cpp"><text:span text:style-name="T2">()</text:span></text:span><text:span text:style-name="symbol0_5f_cpp"><text:span text:style-name="T1">,name</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tab/>entryCount</text:span></text:span><text:span text:style-name="symbol2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keyword2_5f_cpp"><text:span text:style-name="T2">printf</text:span></text:span><text:span text:style-name="symbol0_5f_cpp"><text:span text:style-name="T2">(</text:span></text:span><text:span text:style-name="string_5f_cpp"><text:span text:style-name="T2">"%ld entries</text:span></text:span><text:span text:style-name="escaped_5f_cpp"><text:span text:style-name="T2">\n</text:span></text:span><text:span text:style-name="string_5f_cpp"><text:span text:style-name="T2">"</text:span></text:span><text:span text:style-name="symbol0_5f_cpp"><text:span text:style-name="T1">,entryCount</text:span></text:span><text:span text:style-name="symbol0_5f_cpp"><text:span text:style-name="T2">)</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text:span></text:span><text:span text:style-name="number_5f_cpp"><text:span text:style-name="T2">0</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span></text:p>
      <text:p text:style-name="CodeBlock"><text:span text:style-name="symbol0_5f_cpp"><text:span text:style-name="T1"/></text:span></text:p>
      <text:p text:style-name="CodeBlock"><text:span text:style-name="symbol0_5f_cpp"><text:span text:style-name="T1">BString </text:span></text:span></text:p>
      <text:p text:style-name="CodeBlock"><text:span text:style-name="symbol0_5f_cpp"><text:span text:style-name="T1">MakeSizeString</text:span></text:span><text:span text:style-name="symbol0_5f_cpp"><text:span text:style-name="T2">(</text:span></text:span><text:span text:style-name="keyword3_5f_cpp"><text:span text:style-name="T2">const</text:span></text:span><text:span text:style-name="symbol0_5f_cpp"><text:span text:style-name="T1"> uint64 </text:span></text:span><text:span text:style-name="symbol3_5f_cpp"><text:span text:style-name="T2">&amp;</text:span></text:span><text:span text:style-name="symbol0_5f_cpp"><text:span text:style-name="T1">size</text:span></text:span><text:span text:style-name="symbol0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p text:style-name="CodeBlock"><text:span text:style-name="symbol0_5f_cpp"><text:span text:style-name="T1"><text:tab/></text:span></text:span><text:span text:style-name="comment0_5f_cpp"><text:span text:style-name="T2">// This function just converts the raw byte counts provided by</text:span></text:span></text:p>
      <text:p text:style-name="CodeBlock"><text:span text:style-name="comment0_5f_cpp"><text:span text:style-name="T2"><text:tab/>// BEntry's GetSize() method into something more people-friendly. </text:span></text:span></text:p>
      <text:p text:style-name="CodeBlock"><text:span text:style-name="symbol0_5f_cpp"><text:span text:style-name="T1"><text:tab/>BString sizeString</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K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size </text:span></text:span><text:span text:style-name="symbol1_5f_cpp"><text:span text:style-name="T2">&lt;&lt;</text:span></text:span><text:span text:style-name="symbol0_5f_cpp"><text:span text:style-name="T1"> </text:span></text:span><text:span text:style-name="string_5f_cpp"><text:span text:style-name="T2">" bytes"</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M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K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K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span text:style-name="keyword0_5f_cpp"><text:span text:style-name="T2">if</text:span></text:span><text:span text:style-name="symbol0_5f_cpp"><text:span text:style-name="T1"> </text:span></text:span><text:span text:style-name="symbol0_5f_cpp"><text:span text:style-name="T2">(</text:span></text:span><text:span text:style-name="symbol0_5f_cpp"><text:span text:style-name="T1">size </text:span></text:span><text:span text:style-name="symbol1_5f_cpp"><text:span text:style-name="T2">&lt;</text:span></text:span><text:span text:style-name="symbol0_5f_cpp"><text:span text:style-name="T1"> BYTES_PER_GB</text:span></text:span><text:span text:style-name="symbol0_5f_cpp"><text:span text:style-name="T2">)</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M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M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else</text:span></text:span><text:span text:style-name="symbol0_5f_cpp"><text:span text:style-name="T1"> </text:span></text:span></text:p>
      <text:p text:style-name="CodeBlock"><text:span text:style-name="symbol0_5f_cpp"><text:span text:style-name="T1"><text:tab/><text:tab/>sizeString </text:span></text:span><text:span text:style-name="symbol1_5f_cpp"><text:span text:style-name="T2">&lt;&lt;</text:span></text:span><text:span text:style-name="symbol0_5f_cpp"><text:span text:style-name="T1"> </text:span></text:span><text:span text:style-name="symbol0_5f_cpp"><text:span text:style-name="T2">(</text:span></text:span><text:span text:style-name="keyword3_5f_cpp"><text:span text:style-name="T2">float</text:span></text:span><text:span text:style-name="symbol0_5f_cpp"><text:span text:style-name="T2">(</text:span></text:span><text:span text:style-name="symbol0_5f_cpp"><text:span text:style-name="T1">size</text:span></text:span><text:span text:style-name="symbol0_5f_cpp"><text:span text:style-name="T2">)</text:span></text:span><text:span text:style-name="symbol0_5f_cpp"><text:span text:style-name="T1"> </text:span></text:span><text:span text:style-name="symbol2_5f_cpp"><text:span text:style-name="T2">/</text:span></text:span><text:span text:style-name="symbol0_5f_cpp"><text:span text:style-name="T1"> </text:span></text:span><text:span text:style-name="keyword3_5f_cpp"><text:span text:style-name="T2">float</text:span></text:span><text:span text:style-name="symbol0_5f_cpp"><text:span text:style-name="T2">(</text:span></text:span><text:span text:style-name="symbol0_5f_cpp"><text:span text:style-name="T1">BYTES_PER_GB</text:span></text:span><text:span text:style-name="symbol0_5f_cpp"><text:span text:style-name="T2">))</text:span></text:span><text:span text:style-name="symbol0_5f_cpp"><text:span text:style-name="T1"> </text:span></text:span><text:span text:style-name="symbol1_5f_cpp"><text:span text:style-name="T2">&lt;&lt;</text:span></text:span><text:span text:style-name="symbol0_5f_cpp"><text:span text:style-name="T1"> </text:span></text:span><text:span text:style-name="string_5f_cpp"><text:span text:style-name="T2">" GB"</text:span></text:span><text:span text:style-name="symbol4_5f_cpp"><text:span text:style-name="T2">;</text:span></text:span><text:span text:style-name="symbol0_5f_cpp"><text:span text:style-name="T1"> </text:span></text:span></text:p>
      <text:p text:style-name="CodeBlock"><text:span text:style-name="symbol0_5f_cpp"><text:span text:style-name="T1"><text:tab/></text:span></text:span><text:span text:style-name="keyword0_5f_cpp"><text:span text:style-name="T2">return</text:span></text:span><text:span text:style-name="symbol0_5f_cpp"><text:span text:style-name="T1"> sizeString</text:span></text:span><text:span text:style-name="symbol4_5f_cpp"><text:span text:style-name="T2">;</text:span></text:span><text:span text:style-name="symbol0_5f_cpp"><text:span text:style-name="T1"> </text:span></text:span></text:p>
      <text:p text:style-name="CodeBlock"><text:span text:style-name="symbol0_5f_cpp"><text:span text:style-name="T2">}</text:span></text:span><text:span text:style-name="symbol0_5f_cpp"><text:span text:style-name="T1"> </text:span></text:span></text:p>
      <text:h text:style-name="Heading_20_2" text:outline-level="2">Going Further</text:h>
      <text:p text:style-name="Standard"><text:span text:style-name="symbol0_5f_cpp"><text:span text:style-name="T1">Between the basics of the Interface Kit that we've seen and using these few Storage Kit classes, quite a lot can be done. Look carefully over the methods for the BFile class to help round out what you'll need to do basic disk operations.</text:span></text:span></text:p>
      <text:p text:style-name="Standard"><text:span text:style-name="symbol0_5f_cpp"><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 Mono1" svg:font-family="'DejaVu Sans Mono'" style:font-family-generic="modern" style:font-pitch="fixed"/>
    <style:font-face style:name="DejaVu Sans Mono2" svg:font-family="'DejaVu Sans Mono'" style:font-family-generic="swiss" style:font-pitch="fixed"/>
    <style:font-face style:name="DejaVu Sans Mono" svg:font-family="'DejaVu Sans Mono'" style:font-adornments="Book"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style:page-number="auto" style:shadow="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3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1pt" fo:font-style="italic" fo:font-weight="normal" style:font-size-asian="85%" style:font-style-asian="italic" style:font-weight-asian="normal" style:font-size-complex="85%" style:font-style-complex="italic" style:font-weight-complex="normal"/>
    </style:style>
    <style:style style:name="CodeBlock" style:family="paragraph" style:parent-style-name="Standard">
      <style:paragraph-properties style:shadow="non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s>
      </style:paragraph-properties>
      <style:text-properties style:font-name="DejaVu Sans Mono" fo:font-size="10pt"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1" fo:font-size="10pt" style:font-name-asian="DejaVu Sans Mono1" style:font-size-asian="10pt" style:font-name-complex="DejaVu Sans Mono1" style:font-size-complex="10pt"/>
    </style:style>
    <style:style style:name="Code" style:family="text">
      <style:text-properties style:font-name="DejaVu Sans Mono2" fo:font-size="10pt" style:font-size-asian="10pt" style:font-size-complex="10pt"/>
    </style:style>
    <style:style style:name="Definition" style:family="text">
      <style:text-properties fo:font-weight="bold" fo:background-color="transparent" style:font-size-asian="10.5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comment1_5f_cpp" style:display-name="comment1_cpp" style:family="text">
      <style:text-properties fo:color="#800080" fo:font-style="normal" fo:font-weight="normal"/>
    </style:style>
    <style:style style:name="comment0_5f_cpp" style:display-name="comment0_cpp" style:family="text">
      <style:text-properties fo:color="#008000"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0000" fo:font-style="normal" fo:font-weight="normal"/>
    </style:style>
    <style:style style:name="keyword1_5f_cpp" style:display-name="keyword1_cpp" style:family="text">
      <style:text-properties fo:color="#0000ff"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number_5f_cpp" style:display-name="number_cpp" style:family="text">
      <style:text-properties fo:color="#0000dd" fo:font-style="normal" fo:font-weight="normal"/>
    </style:style>
    <style:style style:name="keyword2_5f_cpp" style:display-name="keyword2_cpp" style:family="text">
      <style:text-properties fo:color="#0000dd" fo:font-style="normal" fo:font-weight="normal"/>
    </style:style>
    <style:style style:name="string_5f_cpp" style:display-name="string_cpp" style:family="text">
      <style:text-properties fo:color="#999999" fo:font-style="normal" fo:font-weight="normal"/>
    </style:style>
    <style:style style:name="escaped_5f_cpp" style:display-name="escaped_cpp" style:family="text">
      <style:text-properties fo:color="#666666" fo:font-style="normal" fo:font-weight="bold"/>
    </style:style>
    <style:style style:name="keyword0_5f_cpp" style:display-name="keyword0_cpp" style:family="text">
      <style:text-properties fo:color="#0000ff" fo:font-style="normal" fo:font-weight="normal"/>
    </style:style>
    <style:style style:name="symbol3_5f_cpp" style:display-name="symbol3_cpp" style:family="text">
      <style:text-properties fo:color="#000040" fo:font-style="normal" fo:font-weight="normal"/>
    </style:style>
    <style:style style:name="Numbering_20_Symbols" style:display-name="Numbering Symbols" style:family="text"/>
    <style:style style:name="member0_5f_cpp" style:display-name="member0_cpp" style:family="text">
      <style:text-properties fo:color="#007788" fo:font-style="normal" fo:font-weight="normal"/>
    </style:style>
    <style:style style:name="member1_5f_cpp" style:display-name="member1_cpp" style:family="text">
      <style:text-properties fo:color="#007788" fo:font-style="normal"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DejaVu Sans Mono1" style:font-name-asian="DejaVu Sans Mono1" style:font-name-complex="DejaVu Sans Mono1"/>
    </style:style>
    <style:style style:name="Book_20_Reference" style:display-name="Book Reference"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proof-strike" style:family="text">
      <style:text-properties fo:color="#ff0000" style:text-line-through-style="solid" fo:background-color="#ffff00"/>
    </style:style>
    <style:style style:name="proof" style:family="text">
      <style:text-properties fo:color="#ff0000" fo:background-color="#ffff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usage="mirrored">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1-11T08:55:39</meta:creation-date>
    <dc:date>2010-09-25T08:20:20</dc:date>
    <meta:editing-duration>PT98H13M34S</meta:editing-duration>
    <meta:editing-cycles>1472</meta:editing-cycles>
    <meta:generator>OpenOffice.org/3.2$Linux OpenOffice.org_project/320m12$Build-9483</meta:generator>
    <dc:creator>DarkWyrm </dc:creator>
    <meta:document-statistic meta:table-count="1" meta:image-count="1" meta:object-count="0" meta:page-count="6" meta:paragraph-count="190" meta:word-count="1334" meta:character-count="8547"/>
    <meta:user-defined meta:name="Info 1"/>
    <meta:user-defined meta:name="Info 2"/>
    <meta:user-defined meta:name="Info 3"/>
    <meta:user-defined meta:name="Info 4"/>
  </office:meta>
</office:document-meta>
</file>